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cc99cc" draw:textarea-horizontal-align="center" draw:textarea-vertical-align="middle" draw:auto-grow-width="true" fo:min-height="0.712cm" draw:shadow="hidden"/>
    </style:style>
    <style:style style:name="gr2" style:family="graphic" style:parent-style-name="standard">
      <style:graphic-properties draw:stroke="solid" svg:stroke-color="#000000" draw:fill="solid" draw:fill-color="#6699cc" draw:textarea-horizontal-align="center" draw:textarea-vertical-align="middle" draw:auto-grow-width="true" fo:min-height="0.385cm" draw:shadow="hidden"/>
    </style:style>
    <style:style style:name="gr3" style:family="graphic" style:parent-style-name="standard">
      <style:graphic-properties draw:stroke="solid" svg:stroke-color="#000000" draw:fill="solid" draw:fill-color="#339966" draw:textarea-horizontal-align="left" draw:textarea-vertical-align="middle" draw:auto-grow-height="true" draw:auto-grow-width="true" fo:min-height="0cm" fo:min-width="0cm" draw:shadow="hidden"/>
    </style:style>
    <style:style style:name="gr4" style:family="graphic" style:parent-style-name="standard">
      <style:graphic-properties draw:stroke="solid" svg:stroke-color="#000000" draw:fill="solid" draw:fill-color="#669966" draw:textarea-horizontal-align="left" draw:textarea-vertical-align="middle" draw:auto-grow-height="true" draw:auto-grow-width="false" fo:min-height="0.712cm" fo:min-width="2.123cm" draw:shadow="hidden"/>
    </style:style>
    <style:style style:name="gr5" style:family="graphic" style:parent-style-name="standard">
      <style:graphic-properties draw:stroke="solid" svg:stroke-color="#000000" draw:fill="solid" draw:fill-color="#ffcc99" draw:textarea-horizontal-align="left" draw:textarea-vertical-align="middle" draw:auto-grow-height="true" draw:auto-grow-width="true" fo:min-height="0cm" fo:min-width="0cm" draw:shadow="hidden" draw:fontwork-outline="true" draw:fontwork-hide-form="true"/>
    </style:style>
    <style:style style:name="gr6" style:family="graphic" style:parent-style-name="standard">
      <style:graphic-properties svg:stroke-color="#729fcf" draw:fill-color="#996699" draw:textarea-horizontal-align="justify" draw:textarea-vertical-align="middle" draw:auto-grow-height="false" fo:min-height="4.322cm" fo:min-width="5.088cm"/>
    </style:style>
    <style:style style:name="gr7" style:family="graphic" style:parent-style-name="standard">
      <style:graphic-properties svg:stroke-color="#729fcf" draw:fill-color="#9999cc" draw:textarea-horizontal-align="justify" draw:textarea-vertical-align="middle" draw:auto-grow-height="false" fo:min-height="7.37cm" fo:min-width="5.088cm"/>
    </style:style>
    <style:style style:name="gr8" style:family="graphic" style:parent-style-name="standard">
      <style:graphic-properties svg:stroke-color="#729fcf" draw:fill-color="#6699cc" draw:textarea-horizontal-align="justify" draw:textarea-vertical-align="middle" draw:auto-grow-height="false" fo:min-height="4.322cm" fo:min-width="5.088cm"/>
    </style:style>
    <style:style style:name="gr9" style:family="graphic" style:parent-style-name="standard">
      <style:graphic-properties svg:stroke-color="#729fcf" draw:fill-color="#339966" draw:textarea-horizontal-align="justify" draw:textarea-vertical-align="middle" draw:auto-grow-height="false" fo:min-height="4.322cm" fo:min-width="3.615cm"/>
    </style:style>
    <style:style style:name="gr10" style:family="graphic" style:parent-style-name="standard">
      <style:graphic-properties svg:stroke-color="#729fcf" draw:fill-color="#669966" draw:textarea-horizontal-align="justify" draw:textarea-vertical-align="middle" draw:auto-grow-height="false" fo:min-height="4.322cm" fo:min-width="17.407cm"/>
    </style:style>
    <style:style style:name="gr11" style:family="graphic" style:parent-style-name="standard">
      <style:graphic-properties svg:stroke-color="#729fcf" draw:fill-color="#ffcc99" draw:textarea-horizontal-align="justify" draw:textarea-vertical-align="middle" draw:auto-grow-height="false" fo:min-height="4.322cm" fo:min-width="3.615cm"/>
    </style:style>
    <style:style style:name="gr12" style:family="graphic" style:parent-style-name="objectwithoutfill">
      <style:graphic-properties draw:stroke="dash" draw:stroke-dash="Fine_20_Dashed" svg:stroke-width="0.051cm" svg:stroke-color="#729fcf" draw:marker-start-width="0.355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P1" style:family="paragraph">
      <loext:graphic-properties draw:fill="solid" draw:fill-color="#cc99cc"/>
      <style:paragraph-properties fo:text-align="center"/>
      <style:text-properties fo:color="#cc99cc" fo:font-weight="bold" style:font-weight-asian="bold" style:font-weight-complex="bold"/>
    </style:style>
    <style:style style:name="P2" style:family="paragraph">
      <loext:graphic-properties draw:fill="solid" draw:fill-color="#6699cc"/>
      <style:paragraph-properties fo:text-align="center"/>
      <style:text-properties fo:color="#6699cc" fo:font-weight="bold" style:font-weight-asian="bold" style:font-weight-complex="bold"/>
    </style:style>
    <style:style style:name="P3" style:family="paragraph">
      <loext:graphic-properties draw:fill="solid" draw:fill-color="#339966"/>
      <style:paragraph-properties fo:text-align="center"/>
      <style:text-properties fo:color="#339966" fo:font-weight="bold" style:font-weight-asian="bold" style:font-weight-complex="bold"/>
    </style:style>
    <style:style style:name="P4" style:family="paragraph">
      <loext:graphic-properties draw:fill="solid" draw:fill-color="#669966"/>
      <style:paragraph-properties fo:text-align="center"/>
      <style:text-properties fo:color="#669966" fo:font-weight="bold" style:font-weight-asian="bold" style:font-weight-complex="bold"/>
    </style:style>
    <style:style style:name="P5" style:family="paragraph">
      <loext:graphic-properties draw:fill="solid" draw:fill-color="#ffcc99"/>
      <style:paragraph-properties fo:text-align="center"/>
      <style:text-properties fo:color="#ffcc99" style:text-outline="true" fo:font-size="18pt" fo:font-weight="bold" fo:background-color="#000000" style:font-size-asian="18pt" style:font-weight-asian="bold" style:font-size-complex="18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996699"/>
      <style:paragraph-properties fo:text-align="center"/>
    </style:style>
    <style:style style:name="P8" style:family="paragraph">
      <loext:graphic-properties draw:fill-color="#9999cc"/>
      <style:paragraph-properties fo:text-align="center"/>
    </style:style>
    <style:style style:name="P9" style:family="paragraph"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6699cc"/>
      <style:paragraph-properties fo:text-align="center"/>
      <style:text-properties fo:font-weight="normal" style:font-weight-asian="normal" style:font-weight-complex="normal"/>
    </style:style>
    <style:style style:name="P11" style:family="paragraph">
      <loext:graphic-properties draw:fill-color="#6699cc"/>
      <style:paragraph-properties fo:text-align="center"/>
    </style:style>
    <style:style style:name="P12" style:family="paragraph">
      <loext:graphic-properties draw:fill-color="#339966"/>
      <style:paragraph-properties fo:text-align="center"/>
    </style:style>
    <style:style style:name="P13" style:family="paragraph">
      <loext:graphic-properties draw:fill-color="#669966"/>
      <style:paragraph-properties fo:text-align="center"/>
    </style:style>
    <style:style style:name="P14" style:family="paragraph">
      <loext:graphic-properties draw:fill-color="#ffcc99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449cm" svg:height="0.414cm" svg:x="1.273cm" svg:y="4.947cm" svg:viewBox="0 0 450 415" svg:d="M378 195c0-17-2-32-7-45-5-12-12-23-19-32-8-10-17-17-27-23s-20-11-30-15l30-80c16 6 31 15 46 25s29 23 40 39c12 15 21 34 28 55 7 22 11 47 11 76 0 38-6 70-17 98s-27 51-47 69-44 31-72 40-58 13-91 13c-34 0-65-4-92-13-28-9-51-22-71-40-19-18-34-40-44-67-11-27-16-59-16-96 0-29 3-54 9-75 6-22 14-40 25-56 11-15 24-28 39-38 15-11 31-19 49-24l22 80c-10 3-19 8-27 14-9 6-16 13-23 22-7 10-12 20-16 33-4 12-6 26-6 42 0 22 4 41 11 57s17 29 30 39c14 10 29 18 48 23 18 5 39 7 62 7s44-2 63-7 35-13 49-23c13-10 24-24 32-40 7-16 11-36 11-58z">
            <text:p/>
          </draw:path>
          <draw:path draw:style-name="gr1" draw:text-style-name="P1" draw:layer="layout" svg:width="0.347cm" svg:height="0.337cm" svg:x="1.375cm" svg:y="4.568cm" svg:viewBox="0 0 348 338" svg:d="M174 0c25 0 49 4 70 11s40 18 55 32c16 14 28 32 36 53 9 21 13 46 13 75 0 27-4 51-13 72-8 21-20 38-35 52-16 14-34 25-55 32-22 8-45 11-71 11-25 0-48-3-70-10-21-7-39-18-55-32-15-14-27-31-36-53-9-21-13-46-13-74 0-30 4-56 13-78 9-21 21-38 36-52 16-13 34-23 55-30 21-6 44-9 70-9zM174 91c-40 0-69 7-87 20s-27 32-27 56c0 26 9 46 27 59 18 14 47 21 87 21 20 0 37-2 51-6 15-3 27-8 36-15s16-15 21-24c4-9 6-19 6-31s-2-24-6-34c-5-10-12-18-21-25s-21-12-36-16c-14-3-31-5-51-5z">
            <text:p/>
          </draw:path>
          <draw:path draw:style-name="gr1" draw:text-style-name="P1" draw:layer="layout" svg:width="0.341cm" svg:height="0.306cm" svg:x="1.375cm" svg:y="4.193cm" svg:viewBox="0 0 342 307" svg:d="M342 87h-188c-13 0-25 1-36 3s-20 5-28 10-14 11-18 19c-4 7-7 17-7 28 0 10 3 20 7 28 5 9 12 16 20 23 9 6 19 11 31 14s25 5 39 5h180v87h-260c-7 0-15 0-23 0-7 0-14 1-21 1s-14 1-19 1c-6 0-10 0-12 1v-83c2-1 6-1 12-2 5 0 11-1 18-1 6 0 13-1 20-1 6 0 12 0 16 0v-2c-25-11-44-26-56-44-11-18-17-39-17-64 0-20 3-37 10-51s16-25 27-34c12-9 26-15 41-19 16-4 33-6 51-6h213z">
            <text:p/>
          </draw:path>
          <draw:path draw:style-name="gr1" draw:text-style-name="P1" draw:layer="layout" svg:width="0.46cm" svg:height="0.201cm" svg:x="1.256cm" svg:y="3.939cm" svg:viewBox="0 0 461 202" svg:d="M184 66h277v87h-277v49h-59v-49h-35c-13 0-25-2-36-5s-20-8-28-16c-8-7-15-17-19-30-5-12-7-28-7-47 0-10 1-19 2-29s2-18 3-26h56c-1 4-1 8-2 13 0 4-1 9-1 12 0 8 1 15 3 20 2 6 4 10 7 13 4 3 8 5 13 6s11 2 18 2h26v-66h59z">
            <text:p/>
          </draw:path>
          <draw:path draw:style-name="gr1" draw:text-style-name="P1" draw:layer="layout" svg:width="0.46cm" svg:height="0.086cm" svg:x="1.256cm" svg:y="3.809cm" svg:viewBox="0 0 461 87" svg:d="M64 87c-21 0-43 0-64 0 0-29 0-58 0-87 21 0 43 0 64 0 0 29 0 58 0 87zM461 87c-112 0-224 0-336 0 0-29 0-58 0-87 112 0 224 0 336 0 0 29 0 58 0 87z">
            <text:p/>
          </draw:path>
          <draw:path draw:style-name="gr1" draw:text-style-name="P1" draw:layer="layout" svg:width="0.476cm" svg:height="0.318cm" svg:x="1.375cm" svg:y="3.417cm" svg:viewBox="0 0 477 319" svg:d="M477 161c0 22-2 41-7 58-4 17-10 31-18 43s-18 22-29 29-23 12-36 14l-11-87c14-3 24-9 32-20 8-10 12-23 12-40 0-10-2-20-5-28-3-9-8-16-15-22-6-6-16-11-27-15-11-3-26-5-42-5-6 0-12 0-18 0s-11 0-16 0c-6 0-12 0-17 0 21 11 37 25 47 43s15 40 15 65c0 22-5 40-13 55-8 16-20 28-35 39-15 10-33 17-54 22s-43 7-68 7c-26 0-50-2-71-7-21-6-39-13-54-24s-27-24-35-40c-8-17-12-36-12-58 0-23 5-43 14-60 10-18 25-32 47-42v-1c-5 0-10 0-16-1-5 0-11 0-16-1-5 0-10-1-14-1-4-1-7-1-8-2v-82c7 0 17 1 31 1 13 1 29 1 46 1h248c24 0 46 3 64 10s33 18 45 31c12 14 21 30 27 50s9 42 9 68zM170 88c-21 0-39 2-53 6s-25 9-34 16c-8 7-14 14-18 23-3 8-5 17-5 26 0 11 2 21 6 29 5 9 11 16 21 22 9 6 20 11 34 14s31 5 51 5c36 0 63-6 81-18 19-11 28-29 28-52 0-8-2-17-5-26-4-8-10-16-18-23-9-6-20-12-34-16-15-4-33-6-54-6z">
            <text:p/>
          </draw:path>
          <draw:path draw:style-name="gr1" draw:text-style-name="P1" draw:layer="layout" svg:width="0.341cm" svg:height="0.306cm" svg:x="1.381cm" svg:y="3.027cm" svg:viewBox="0 0 342 307" svg:d="M0 220h188c13 0 25-1 36-4 11-2 20-5 28-10s14-11 18-18c5-8 7-17 7-28s-2-20-7-29c-5-8-11-16-20-22s-19-11-31-14c-12-4-25-5-39-5h-180v-88h261c7 0 14 0 22 0s15 0 22 0c7-1 13-1 19-1 5-1 9-1 12-1v83c-3 0-7 1-12 1-6 1-12 1-18 1-7 1-14 1-20 1-7 1-12 1-17 1v1c26 12 44 27 56 45 11 17 17 39 17 63 0 20-3 37-10 51s-16 26-27 35c-12 8-25 15-41 19s-33 6-51 6h-213z">
            <text:p/>
          </draw:path>
          <draw:path draw:style-name="gr1" draw:text-style-name="P1" draw:layer="layout" svg:width="0.341cm" svg:height="0.195cm" svg:x="1.375cm" svg:y="2.746cm" svg:viewBox="0 0 342 196" svg:d="M342 193h-257c-7 0-15 0-23 0s-16 1-23 1-14 1-20 1-10 0-13 1v-83c3-1 7-1 13-2 6 0 13-1 20-1 8 0 15-1 22-1s13 0 17 0v-2c-12-4-23-8-33-13-9-4-17-9-24-15s-12-13-16-21c-3-9-5-19-5-31 0-5 0-10 1-15s2-9 3-12h74c-2 6-3 11-4 17s-1 12-1 20c0 22 9 39 26 51 18 12 44 18 78 18h165z">
            <text:p/>
          </draw:path>
          <draw:path draw:style-name="gr1" draw:text-style-name="P1" draw:layer="layout" svg:width="0.347cm" svg:height="0.338cm" svg:x="1.375cm" svg:y="2.381cm" svg:viewBox="0 0 348 339" svg:d="M348 235c0 16-2 31-7 44-4 12-11 23-19 32-9 9-20 16-32 20-13 5-27 8-43 8-20 0-37-4-51-11-13-7-24-16-33-28-8-12-14-26-18-42s-6-34-6-52v-72h-17c-12 0-23 1-31 3s-15 6-20 10-9 9-11 15-4 13-4 21c0 7 1 14 3 19 1 6 3 11 7 15 3 4 8 8 14 10 6 3 13 5 22 6v90c-15-2-29-7-41-13-13-7-23-16-32-28-10-11-17-26-22-43s-7-37-7-60c0-21 3-39 8-56 5-16 13-30 23-41 10-12 23-20 38-26 14-6 32-9 51-9h123c7 0 14-1 21-1 6-1 11-2 15-4 5-2 8-5 10-9 2-3 3-8 3-14s0-13-2-19h47c2 5 3 10 4 14s2 8 2 12c1 5 1 9 2 14 0 4 1 10 1 16 0 22-6 38-17 48-10 11-26 17-47 19v2c21 12 37 26 49 44 11 19 17 41 17 66zM187 134v45c0 9 1 18 2 26s3 16 7 22 9 11 16 15 16 6 28 6c16 0 28-4 35-11 8-8 12-17 12-30 0-11-2-21-7-30s-11-17-19-23c-7-6-16-11-26-15-10-3-21-5-31-5z">
            <text:p/>
          </draw:path>
          <draw:path draw:style-name="gr1" draw:text-style-name="P1" draw:layer="layout" svg:width="0.42cm" svg:height="0.195cm" svg:x="1.302cm" svg:y="2.183cm" svg:viewBox="0 0 421 196" svg:d="M421 73c-1 26-7 46-21 60s-36 20-64 20h-198v43h-59v-47l-79-27v-55h79v-63h59v63h174c17 0 29-3 37-9 7-6 11-16 11-29 0-5 0-10-1-14-1-5-2-10-3-15h54c3 11 6 22 8 34s2 25 3 39z">
            <text:p/>
          </draw:path>
          <draw:path draw:style-name="gr1" draw:text-style-name="P1" draw:layer="layout" svg:width="0.46cm" svg:height="0.086cm" svg:x="1.256cm" svg:y="2.044cm" svg:viewBox="0 0 461 87" svg:d="M64 87c-21 0-43 0-64 0 0-29 0-58 0-87 21 0 43 0 64 0 0 29 0 58 0 87zM461 87c-112 0-224 0-336 0 0-29 0-58 0-87 112 0 224 0 336 0 0 29 0 58 0 87z">
            <text:p/>
          </draw:path>
          <draw:path draw:style-name="gr1" draw:text-style-name="P1" draw:layer="layout" svg:width="0.347cm" svg:height="0.337cm" svg:x="1.375cm" svg:y="1.634cm" svg:viewBox="0 0 348 338" svg:d="M174 0c25 0 49 4 70 11s40 18 55 32c16 14 28 32 36 53 9 21 13 46 13 75 0 27-4 51-13 72-8 21-20 38-35 52-16 14-34 25-55 32-22 8-45 11-71 11-25 0-48-3-70-10-21-7-39-18-55-32-15-14-27-31-36-53-9-21-13-46-13-74 0-30 4-56 13-78 9-21 21-38 36-52 16-13 34-23 55-30 21-6 44-9 70-9zM174 91c-40 0-69 7-87 20s-27 32-27 56c0 26 9 46 27 59 18 14 47 21 87 21 20 0 37-2 51-6 15-3 27-8 36-15s16-15 21-24c4-9 6-19 6-31s-2-24-6-34c-5-10-12-18-21-25s-21-12-36-16c-14-3-31-5-51-5z">
            <text:p/>
          </draw:path>
          <draw:path draw:style-name="gr1" draw:text-style-name="P1" draw:layer="layout" svg:width="0.341cm" svg:height="0.306cm" svg:x="1.375cm" svg:y="1.26cm" svg:viewBox="0 0 342 307" svg:d="M342 87h-188c-13 0-25 1-36 3s-20 5-28 10-14 11-18 19c-4 7-7 17-7 28 0 10 3 20 7 28 5 9 12 16 20 23 9 6 19 11 31 14s25 5 39 5h180v87h-260c-7 0-15 0-23 0-7 0-14 1-21 1s-14 1-19 1c-6 0-10 0-12 1v-83c2-1 6-1 12-2 5 0 11-1 18-1 6 0 13-1 20-1 6 0 12 0 16 0v-2c-25-11-44-26-56-44-11-18-17-39-17-64 0-20 3-37 10-51s16-25 27-34c12-9 26-15 41-19 16-4 33-6 51-6h213z">
            <text:p/>
          </draw:path>
        </draw:g>
        <draw:g>
          <draw:path draw:style-name="gr2" draw:text-style-name="P2" draw:layer="layout" svg:width="0.436cm" svg:height="0.373cm" svg:x="1.279cm" svg:y="9.545cm" svg:viewBox="0 0 437 374" svg:d="M71 141c122 0 244 0 366 0 0 31 0 61 0 92-122 0-244 0-366 0 0 47 0 94 0 141-24 0-47 0-71 0 0-125 0-249 0-374 24 0 47 0 71 0 0 47 0 94 0 141z">
            <text:p/>
          </draw:path>
          <draw:path draw:style-name="gr2" draw:text-style-name="P2" draw:layer="layout" svg:width="0.347cm" svg:height="0.306cm" svg:x="1.375cm" svg:y="9.256cm" svg:viewBox="0 0 348 307" svg:d="M348 150c0 24-4 46-11 65s-18 36-32 49c-15 14-33 25-55 32s-48 11-78 11c-32 0-59-5-80-13-22-9-40-20-54-35-13-15-23-31-29-50s-9-39-9-60c0-27 5-50 14-68 9-19 22-34 38-46 17-12 37-21 60-27 23-5 48-8 76-8h3v215c14 0 27-1 39-4 12-2 22-6 31-12 9-5 16-12 21-21s8-20 8-33c0-15-4-27-10-37-7-10-17-17-30-21l7-82c9 4 19 9 30 16 11 6 21 15 30 26 9 12 16 26 22 42 6 17 9 37 9 61zM55 150c0 9 1 17 4 25 3 7 8 14 15 20 6 6 15 10 25 14 10 3 23 5 37 6v-131c-27 2-47 9-61 20-13 11-20 27-20 46z">
            <text:p/>
          </draw:path>
          <draw:path draw:style-name="gr2" draw:text-style-name="P2" draw:layer="layout" svg:width="0.341cm" svg:height="0.482cm" svg:x="1.375cm" svg:y="8.711cm" svg:viewBox="0 0 342 483" svg:d="M342 283h-188c-13 0-25 1-36 3s-20 5-28 9-14 9-18 16c-4 6-7 14-7 23s3 17 7 24c5 8 12 14 20 19 9 5 19 10 31 12 12 3 25 5 39 5h180v87h-260c-7 0-15 0-23 0-7 0-14 0-21 1-7 0-14 0-19 0-6 1-10 1-12 1v-83c2 0 6-1 12-1 5 0 11-1 18-1 6-1 13-1 20-1 6-1 12-1 16-1v-1c-25-11-44-24-56-40-11-16-17-35-17-58 0-25 6-46 19-62 12-15 30-26 54-31v-2c-14-6-25-12-35-19-9-7-16-15-22-23-6-9-10-18-12-27-3-10-4-21-4-33 0-18 3-33 10-46s16-23 27-31c12-8 26-14 41-18 16-3 33-5 51-5h213v87h-188c-13 0-25 0-36 2s-20 5-28 9-14 9-18 16c-4 6-7 14-7 23s3 17 7 24c5 7 11 13 19 19 8 5 18 9 29 12 12 3 24 4 38 5h184z">
            <text:p/>
          </draw:path>
          <draw:path draw:style-name="gr2" draw:text-style-name="P2" draw:layer="layout" svg:width="0.474cm" svg:height="0.319cm" svg:x="1.374cm" svg:y="8.311cm" svg:viewBox="0 0 475 320" svg:d="M174 0c25 0 48 3 70 8s40 12 56 23c15 11 27 24 36 40s13 36 13 58c0 10-1 19-3 29s-5 19-10 28-11 17-18 25c-8 8-17 14-28 19v2c1 0 3 0 7 0 5-1 9-1 15-1 5 0 11 0 17 0 6-1 12-1 17-1h129v88h-390c-18 0-33 0-46 0-14 1-24 1-32 2v-85c2 0 5-1 9-1 4-1 9-1 14-1 5-1 11-1 17-1 5 0 10 0 15 0v-2c-22-10-38-25-48-43-9-18-14-40-14-64 0-21 4-40 13-55 9-16 21-28 36-38s34-18 55-23 44-7 70-7zM174 91c-39 0-67 6-86 17-18 12-27 29-27 52 0 9 1 17 5 26 4 8 10 16 19 23 8 7 20 12 35 16 15 5 33 7 56 7 22 0 40-2 55-7 14-4 26-9 35-16 8-7 15-14 18-23 4-8 6-17 6-25 0-12-3-21-7-30s-11-16-21-22c-9-6-21-10-36-13-15-4-32-5-52-5z">
            <text:p/>
          </draw:path>
          <draw:path draw:style-name="gr2" draw:text-style-name="P2" draw:layer="layout" svg:width="0.46cm" svg:height="0.086cm" svg:x="1.256cm" svg:y="8.152cm" svg:viewBox="0 0 461 87" svg:d="M461 87c-154 0-307 0-461 0 0-29 0-58 0-87 154 0 307 0 461 0 0 29 0 58 0 87z">
            <text:p/>
          </draw:path>
          <draw:path draw:style-name="gr2" draw:text-style-name="P2" draw:layer="layout" svg:width="0.347cm" svg:height="0.338cm" svg:x="1.375cm" svg:y="7.749cm" svg:viewBox="0 0 348 339" svg:d="M348 235c0 16-2 31-7 44-4 12-11 23-19 32-9 9-20 16-32 20-13 5-27 8-43 8-20 0-37-4-51-11-13-7-24-16-33-28-8-12-14-26-18-42s-6-34-6-52v-72h-17c-12 0-23 1-31 3s-15 6-20 10-9 9-11 15-4 13-4 21c0 7 1 14 3 19 1 6 3 11 7 15 3 4 8 8 14 10 6 3 13 5 22 6v90c-15-2-29-7-41-13-13-7-23-16-32-28-10-11-17-26-22-43s-7-37-7-60c0-21 3-39 8-56 5-16 13-30 23-41 10-12 23-20 38-26 14-6 32-9 51-9h123c7 0 14-1 21-1 6-1 11-2 15-4 5-2 8-5 10-9 2-3 3-8 3-14s0-13-2-19h47c2 5 3 10 4 14s2 8 2 12c1 5 1 9 2 14 0 4 1 10 1 16 0 22-6 38-17 48-10 11-26 17-47 19v2c21 12 37 26 49 44 11 19 17 41 17 66zM187 134v45c0 9 1 18 2 26s3 16 7 22 9 11 16 15 16 6 28 6c16 0 28-4 35-11 8-8 12-17 12-30 0-11-2-21-7-30s-11-17-19-23c-7-6-16-11-26-15-10-3-21-5-31-5z">
            <text:p/>
          </draw:path>
          <draw:path draw:style-name="gr2" draw:text-style-name="P2" draw:layer="layout" svg:width="0.42cm" svg:height="0.195cm" svg:x="1.302cm" svg:y="7.55cm" svg:viewBox="0 0 421 196" svg:d="M421 73c-1 26-7 46-21 60s-36 20-64 20h-198v43h-59v-47l-79-27v-55h79v-63h59v63h174c17 0 29-3 37-9 7-6 11-16 11-29 0-5 0-10-1-14-1-5-2-10-3-15h54c3 11 6 22 8 34s2 25 3 39z">
            <text:p/>
          </draw:path>
          <draw:path draw:style-name="gr2" draw:text-style-name="P2" draw:layer="layout" svg:width="0.347cm" svg:height="0.306cm" svg:x="1.375cm" svg:y="7.212cm" svg:viewBox="0 0 348 307" svg:d="M348 150c0 24-4 46-11 65s-18 36-32 49c-15 14-33 25-55 32s-48 11-78 11c-32 0-59-5-80-13-22-9-40-20-54-35-13-15-23-31-29-50s-9-39-9-60c0-27 5-50 14-68 9-19 22-34 38-46 17-12 37-21 60-27 23-5 48-8 76-8h3v215c14 0 27-1 39-4 12-2 22-6 31-12 9-5 16-12 21-21s8-20 8-33c0-15-4-27-10-37-7-10-17-17-30-21l7-82c9 4 19 9 30 16 11 6 21 15 30 26 9 12 16 26 22 42 6 17 9 37 9 61zM55 150c0 9 1 17 4 25 3 7 8 14 15 20 6 6 15 10 25 14 10 3 23 5 37 6v-131c-27 2-47 9-61 20-13 11-20 27-20 46z">
            <text:p/>
          </draw:path>
          <draw:path draw:style-name="gr2" draw:text-style-name="P2" draw:layer="layout" svg:width="0.347cm" svg:height="0.304cm" svg:x="1.375cm" svg:y="6.864cm" svg:viewBox="0 0 348 305" svg:d="M244 0c16 0 31 3 43 10 13 7 24 17 33 29 9 13 16 29 21 48 5 18 7 39 7 63 0 21-2 41-5 58s-8 32-15 45-16 24-28 32c-11 9-25 15-42 20l-11-77c9-2 16-6 22-10s10-10 14-16c3-7 5-14 6-23 1-8 1-18 1-29 0-10 0-19-1-28-2-8-3-16-6-22s-7-11-12-15c-5-3-11-5-19-5-9 0-16 3-21 8s-9 12-12 20c-3 9-6 19-8 31-3 12-6 25-9 38-3 14-6 28-11 42-4 14-10 26-17 36-8 11-17 20-29 27-11 6-26 9-43 9-16 0-30-3-43-9-12-6-23-15-32-27s-15-27-20-45c-5-17-7-38-7-61 0-18 2-35 5-50 4-16 9-30 16-43 8-12 17-22 28-31 12-8 25-14 42-17l8 77c-8 1-15 4-20 8-6 3-10 8-13 14-3 5-5 11-6 19-1 7-2 15-2 23 0 21 3 37 8 47s14 15 26 15c8 0 14-2 19-6 4-4 8-10 11-18s6-17 8-27c2-11 5-23 8-35 3-16 7-31 11-46 5-15 11-28 19-40 7-12 17-21 29-28 13-7 28-11 47-11z">
            <text:p/>
          </draw:path>
        </draw:g>
        <draw:g>
          <draw:path draw:style-name="gr3" draw:text-style-name="P3" draw:layer="measurelines" svg:width="0.436cm" svg:height="0.373cm" svg:x="1.279cm" svg:y="15.861cm" svg:viewBox="0 0 437 374" svg:d="M71 141c122 0 244 0 366 0 0 31 0 61 0 92-122 0-244 0-366 0 0 47 0 94 0 141-24 0-47 0-71 0 0-125 0-249 0-374 24 0 47 0 71 0 0 47 0 94 0 141z">
            <text:p/>
          </draw:path>
          <draw:path draw:style-name="gr3" draw:text-style-name="P3" draw:layer="measurelines" svg:width="0.347cm" svg:height="0.338cm" svg:x="1.375cm" svg:y="15.546cm" svg:viewBox="0 0 348 339" svg:d="M348 235c0 16-2 31-7 44-4 12-11 23-19 32-9 9-20 16-32 20-13 5-27 8-43 8-20 0-37-4-51-11-13-7-24-16-33-28-8-12-14-26-18-42s-6-34-6-52v-72h-17c-12 0-23 1-31 3s-15 6-20 10-9 9-11 15-4 13-4 21c0 7 1 14 3 19 1 6 3 11 7 15 3 4 8 8 14 10 6 3 13 5 22 6v90c-15-2-29-7-41-13-13-7-23-16-32-28-10-11-17-26-22-43s-7-37-7-60c0-21 3-39 8-56 5-16 13-30 23-41 10-12 23-20 38-26 14-6 32-9 51-9h123c7 0 14-1 21-1 6-1 11-2 15-4 5-2 8-5 10-9 2-3 3-8 3-14s0-13-2-19h47c2 5 3 10 4 14s2 8 2 12c1 5 1 9 2 14 0 4 1 10 1 16 0 22-6 38-17 48-10 11-26 17-47 19v2c21 12 37 26 49 44 11 19 17 41 17 66zM187 134v45c0 9 1 18 2 26s3 16 7 22 9 11 16 15 16 6 28 6c16 0 28-4 35-11 8-8 12-17 12-30 0-11-2-21-7-30s-11-17-19-23c-7-6-16-11-26-15-10-3-21-5-31-5z">
            <text:p/>
          </draw:path>
          <draw:path draw:style-name="gr3" draw:text-style-name="P3" draw:layer="measurelines" svg:width="0.476cm" svg:height="0.318cm" svg:x="1.375cm" svg:y="15.207cm" svg:viewBox="0 0 477 319" svg:d="M477 161c0 22-2 41-7 58-4 17-10 31-18 43s-18 22-29 29-23 12-36 14l-11-87c14-3 24-9 32-20 8-10 12-23 12-40 0-10-2-20-5-28-3-9-8-16-15-22-6-6-16-11-27-15-11-3-26-5-42-5-6 0-12 0-18 0s-11 0-16 0c-6 0-12 0-17 0 21 11 37 25 47 43s15 40 15 65c0 22-5 40-13 55-8 16-20 28-35 39-15 10-33 17-54 22s-43 7-68 7c-26 0-50-2-71-7-21-6-39-13-54-24s-27-24-35-40c-8-17-12-36-12-58 0-23 5-43 14-60 10-18 25-32 47-42v-1c-5 0-10 0-16-1-5 0-11 0-16-1-5 0-10-1-14-1-4-1-7-1-8-2v-82c7 0 17 1 31 1 13 1 29 1 46 1h248c24 0 46 3 64 10s33 18 45 31c12 14 21 30 27 50s9 42 9 68zM170 88c-21 0-39 2-53 6s-25 9-34 16c-8 7-14 14-18 23-3 8-5 17-5 26 0 11 2 21 6 29 5 9 11 16 21 22 9 6 20 11 34 14s31 5 51 5c36 0 63-6 81-18 19-11 28-29 28-52 0-8-2-17-5-26-4-8-10-16-18-23-9-6-20-12-34-16-15-4-33-6-54-6z">
            <text:p/>
          </draw:path>
          <draw:path draw:style-name="gr3" draw:text-style-name="P3" draw:layer="measurelines" svg:width="0.347cm" svg:height="0.304cm" svg:x="1.375cm" svg:y="14.835cm" svg:viewBox="0 0 348 305" svg:d="M244 0c16 0 31 3 43 10 13 7 24 17 33 29 9 13 16 29 21 48 5 18 7 39 7 63 0 21-2 41-5 58s-8 32-15 45-16 24-28 32c-11 9-25 15-42 20l-11-77c9-2 16-6 22-10s10-10 14-16c3-7 5-14 6-23 1-8 1-18 1-29 0-10 0-19-1-28-2-8-3-16-6-22s-7-11-12-15c-5-3-11-5-19-5-9 0-16 3-21 8s-9 12-12 20c-3 9-6 19-8 31-3 12-6 25-9 38-3 14-6 28-11 42-4 14-10 26-17 36-8 11-17 20-29 27-11 6-26 9-43 9-16 0-30-3-43-9-12-6-23-15-32-27s-15-27-20-45c-5-17-7-38-7-61 0-18 2-35 5-50 4-16 9-30 16-43 8-12 17-22 28-31 12-8 25-14 42-17l8 77c-8 1-15 4-20 8-6 3-10 8-13 14-3 5-5 11-6 19-1 7-2 15-2 23 0 21 3 37 8 47s14 15 26 15c8 0 14-2 19-6 4-4 8-10 11-18s6-17 8-27c2-11 5-23 8-35 3-16 7-31 11-46 5-15 11-28 19-40 7-12 17-21 29-28 13-7 28-11 47-11z">
            <text:p/>
          </draw:path>
          <draw:path draw:style-name="gr3" draw:text-style-name="P3" draw:layer="measurelines" svg:width="0.445cm" svg:height="0.41cm" svg:x="1.277cm" svg:y="14.194cm" svg:viewBox="0 0 446 411" svg:d="M320 411c-16 0-31-3-44-8s-25-13-36-22-20-20-29-33-16-27-23-42c-14 7-28 12-44 16-15 5-29 7-43 7s-27-2-39-6-23-11-32-20c-9-10-17-22-22-37s-8-33-8-54c0-17 2-32 6-46 4-13 10-25 18-35s17-18 29-23c11-6 24-8 39-8s29 3 40 10c12 7 23 16 32 27 10 11 18 24 26 39 8 14 15 30 22 45 19-10 37-22 54-35 18-12 35-26 51-41-18-11-36-21-54-29-19-8-38-14-59-20l22-64c24 7 47 15 68 25 22 9 42 21 62 34 8-9 14-18 18-27 3-10 5-19 5-28 0-6 0-13-1-19s-2-12-4-17h63c5 11 7 25 7 41 0 10-1 20-3 30s-5 19-9 28c-3 8-7 16-12 24-4 7-9 14-14 20 5 7 10 14 15 23 5 8 9 17 13 27s7 20 9 32c2 11 3 23 3 35 0 27-3 49-10 68-6 19-15 35-26 47s-24 21-40 27c-15 6-32 9-50 9zM93 169c-12 0-22 4-29 12-8 8-11 18-11 32 0 16 4 28 13 36 9 9 21 13 36 13 9 0 20-2 30-5s20-7 30-12c-5-11-10-21-14-30-5-9-10-17-16-24-5-7-11-12-17-16-7-4-14-6-22-6zM364 194c-18 16-37 31-56 46-20 14-40 27-61 39 8 17 18 30 29 39 12 9 26 14 43 14 10 0 19-2 27-5s15-8 21-14 11-14 15-23c3-10 5-21 5-33 0-13-2-26-7-36-5-11-11-20-16-27z">
            <text:p/>
          </draw:path>
          <draw:path draw:style-name="gr3" draw:text-style-name="P3" draw:layer="measurelines" svg:width="0.436cm" svg:height="0.358cm" svg:x="1.28cm" svg:y="13.596cm" svg:viewBox="0 0 437 359" svg:d="M138 0c19 0 37 3 55 9 17 7 33 16 46 29s24 30 32 50 12 44 12 71v109h154v91h-437v-196c0-28 3-52 10-72 7-21 16-38 28-51 13-14 27-24 44-30 17-7 36-10 56-10zM140 92c-23 0-40 7-51 20-12 14-18 34-18 61v95h142v-97c0-14-2-26-6-35-3-10-8-18-15-25-6-6-14-11-23-14s-18-5-29-5z">
            <text:p/>
          </draw:path>
          <draw:path draw:style-name="gr3" draw:text-style-name="P3" draw:layer="measurelines" svg:width="0.46cm" svg:height="0.086cm" svg:x="1.256cm" svg:y="13.444cm" svg:viewBox="0 0 461 87" svg:d="M461 87c-154 0-307 0-461 0 0-29 0-58 0-87 154 0 307 0 461 0 0 29 0 58 0 87z">
            <text:p/>
          </draw:path>
          <draw:path draw:style-name="gr3" draw:text-style-name="P3" draw:layer="measurelines" svg:width="0.341cm" svg:height="0.306cm" svg:x="1.381cm" svg:y="13.051cm" svg:viewBox="0 0 342 307" svg:d="M0 220h188c13 0 25-1 36-4 11-2 20-5 28-10s14-11 18-18c5-8 7-17 7-28s-2-20-7-29c-5-8-11-16-20-22s-19-11-31-14c-12-4-25-5-39-5h-180v-88h261c7 0 14 0 22 0s15 0 22 0c7-1 13-1 19-1 5-1 9-1 12-1v83c-3 0-7 1-12 1-6 1-12 1-18 1-7 1-14 1-20 1-7 1-12 1-17 1v1c26 12 44 27 56 45 11 17 17 39 17 63 0 20-3 37-10 51s-16 26-27 35c-12 8-25 15-41 19s-33 6-51 6h-213z">
            <text:p/>
          </draw:path>
          <draw:path draw:style-name="gr3" draw:text-style-name="P3" draw:layer="measurelines" svg:width="0.476cm" svg:height="0.318cm" svg:x="1.375cm" svg:y="12.663cm" svg:viewBox="0 0 477 319" svg:d="M477 161c0 22-2 41-7 58-4 17-10 31-18 43s-18 22-29 29-23 12-36 14l-11-87c14-3 24-9 32-20 8-10 12-23 12-40 0-10-2-20-5-28-3-9-8-16-15-22-6-6-16-11-27-15-11-3-26-5-42-5-6 0-12 0-18 0s-11 0-16 0c-6 0-12 0-17 0 21 11 37 25 47 43s15 40 15 65c0 22-5 40-13 55-8 16-20 28-35 39-15 10-33 17-54 22s-43 7-68 7c-26 0-50-2-71-7-21-6-39-13-54-24s-27-24-35-40c-8-17-12-36-12-58 0-23 5-43 14-60 10-18 25-32 47-42v-1c-5 0-10 0-16-1-5 0-11 0-16-1-5 0-10-1-14-1-4-1-7-1-8-2v-82c7 0 17 1 31 1 13 1 29 1 46 1h248c24 0 46 3 64 10s33 18 45 31c12 14 21 30 27 50s9 42 9 68zM170 88c-21 0-39 2-53 6s-25 9-34 16c-8 7-14 14-18 23-3 8-5 17-5 26 0 11 2 21 6 29 5 9 11 16 21 22 9 6 20 11 34 14s31 5 51 5c36 0 63-6 81-18 19-11 28-29 28-52 0-8-2-17-5-26-4-8-10-16-18-23-9-6-20-12-34-16-15-4-33-6-54-6z">
            <text:p/>
          </draw:path>
          <draw:path draw:style-name="gr3" draw:text-style-name="P3" draw:layer="measurelines" svg:width="0.46cm" svg:height="0.086cm" svg:x="1.256cm" svg:y="12.487cm" svg:viewBox="0 0 461 87" svg:d="M64 87c-21 0-43 0-64 0 0-29 0-58 0-87 21 0 43 0 64 0 0 29 0 58 0 87zM461 87c-112 0-224 0-336 0 0-29 0-58 0-87 112 0 224 0 336 0 0 29 0 58 0 87z">
            <text:p/>
          </draw:path>
          <draw:path draw:style-name="gr3" draw:text-style-name="P3" draw:layer="measurelines" svg:width="0.341cm" svg:height="0.306cm" svg:x="1.375cm" svg:y="12.092cm" svg:viewBox="0 0 342 307" svg:d="M342 87h-188c-13 0-25 1-36 3s-20 5-28 10-14 11-18 19c-4 7-7 17-7 28 0 10 3 20 7 28 5 9 12 16 20 23 9 6 19 11 31 14s25 5 39 5h180v87h-260c-7 0-15 0-23 0-7 0-14 1-21 1s-14 1-19 1c-6 0-10 0-12 1v-83c2-1 6-1 12-2 5 0 11-1 18-1 6 0 13-1 20-1 6 0 12 0 16 0v-2c-25-11-44-26-56-44-11-18-17-39-17-64 0-20 3-37 10-51s16-25 27-34c12-9 26-15 41-19 16-4 33-6 51-6h213z">
            <text:p/>
          </draw:path>
          <draw:path draw:style-name="gr3" draw:text-style-name="P3" draw:layer="measurelines" svg:width="0.347cm" svg:height="0.304cm" svg:x="1.375cm" svg:y="11.724cm" svg:viewBox="0 0 348 305" svg:d="M244 0c16 0 31 3 43 10 13 7 24 17 33 29 9 13 16 29 21 48 5 18 7 39 7 63 0 21-2 41-5 58s-8 32-15 45-16 24-28 32c-11 9-25 15-42 20l-11-77c9-2 16-6 22-10s10-10 14-16c3-7 5-14 6-23 1-8 1-18 1-29 0-10 0-19-1-28-2-8-3-16-6-22s-7-11-12-15c-5-3-11-5-19-5-9 0-16 3-21 8s-9 12-12 20c-3 9-6 19-8 31-3 12-6 25-9 38-3 14-6 28-11 42-4 14-10 26-17 36-8 11-17 20-29 27-11 6-26 9-43 9-16 0-30-3-43-9-12-6-23-15-32-27s-15-27-20-45c-5-17-7-38-7-61 0-18 2-35 5-50 4-16 9-30 16-43 8-12 17-22 28-31 12-8 25-14 42-17l8 77c-8 1-15 4-20 8-6 3-10 8-13 14-3 5-5 11-6 19-1 7-2 15-2 23 0 21 3 37 8 47s14 15 26 15c8 0 14-2 19-6 4-4 8-10 11-18s6-17 8-27c2-11 5-23 8-35 3-16 7-31 11-46 5-15 11-28 19-40 7-12 17-21 29-28 13-7 28-11 47-11z">
            <text:p/>
          </draw:path>
        </draw:g>
        <draw:g>
          <draw:path draw:style-name="gr4" draw:text-style-name="P4" draw:layer="measurelines" svg:width="0.436cm" svg:height="0.355cm" svg:x="1.28cm" svg:y="19.713cm" svg:viewBox="0 0 437 356" svg:d="M437 356c-146 0-291 0-437 0 0-114 0-229 0-343 24 0 47 0 71 0 0 84 0 168 0 252 36 0 73 0 109 0 0-78 0-156 0-233 24 0 47 0 71 0 0 77 0 155 0 233 38 0 77 0 115 0 0-88 0-177 0-265 24 0 47 0 71 0 0 119 0 238 0 356z">
            <text:p/>
          </draw:path>
          <draw:path draw:style-name="gr4" draw:text-style-name="P4" draw:layer="measurelines" svg:width="0.341cm" svg:height="0.306cm" svg:x="1.375cm" svg:y="19.341cm" svg:viewBox="0 0 342 307" svg:d="M342 87h-188c-13 0-25 1-36 3s-20 5-28 10-14 11-18 19c-4 7-7 17-7 28 0 10 3 20 7 28 5 9 12 16 20 23 9 6 19 11 31 14s25 5 39 5h180v87h-260c-7 0-15 0-23 0-7 0-14 1-21 1s-14 1-19 1c-6 0-10 0-12 1v-83c2-1 6-1 12-2 5 0 11-1 18-1 6 0 13-1 20-1 6 0 12 0 16 0v-2c-25-11-44-26-56-44-11-18-17-39-17-64 0-20 3-37 10-51s16-25 27-34c12-9 26-15 41-19 16-4 33-6 51-6h213z">
            <text:p/>
          </draw:path>
          <draw:path draw:style-name="gr4" draw:text-style-name="P4" draw:layer="measurelines" svg:width="0.476cm" svg:height="0.318cm" svg:x="1.375cm" svg:y="18.954cm" svg:viewBox="0 0 477 319" svg:d="M477 161c0 22-2 41-7 58-4 17-10 31-18 43s-18 22-29 29-23 12-36 14l-11-87c14-3 24-9 32-20 8-10 12-23 12-40 0-10-2-20-5-28-3-9-8-16-15-22-6-6-16-11-27-15-11-3-26-5-42-5-6 0-12 0-18 0s-11 0-16 0c-6 0-12 0-17 0 21 11 37 25 47 43s15 40 15 65c0 22-5 40-13 55-8 16-20 28-35 39-15 10-33 17-54 22s-43 7-68 7c-26 0-50-2-71-7-21-6-39-13-54-24s-27-24-35-40c-8-17-12-36-12-58 0-23 5-43 14-60 10-18 25-32 47-42v-1c-5 0-10 0-16-1-5 0-11 0-16-1-5 0-10-1-14-1-4-1-7-1-8-2v-82c7 0 17 1 31 1 13 1 29 1 46 1h248c24 0 46 3 64 10s33 18 45 31c12 14 21 30 27 50s9 42 9 68zM170 88c-21 0-39 2-53 6s-25 9-34 16c-8 7-14 14-18 23-3 8-5 17-5 26 0 11 2 21 6 29 5 9 11 16 21 22 9 6 20 11 34 14s31 5 51 5c36 0 63-6 81-18 19-11 28-29 28-52 0-8-2-17-5-26-4-8-10-16-18-23-9-6-20-12-34-16-15-4-33-6-54-6z">
            <text:p/>
          </draw:path>
          <draw:path draw:style-name="gr4" draw:text-style-name="P4" draw:layer="measurelines" svg:width="0.46cm" svg:height="0.086cm" svg:x="1.256cm" svg:y="18.779cm" svg:viewBox="0 0 461 87" svg:d="M64 87c-21 0-43 0-64 0 0-29 0-58 0-87 21 0 43 0 64 0 0 29 0 58 0 87zM461 87c-112 0-224 0-336 0 0-29 0-58 0-87 112 0 224 0 336 0 0 29 0 58 0 87z">
            <text:p/>
          </draw:path>
          <draw:path draw:style-name="gr4" draw:text-style-name="P4" draw:layer="measurelines" svg:width="0.341cm" svg:height="0.306cm" svg:x="1.375cm" svg:y="18.384cm" svg:viewBox="0 0 342 307" svg:d="M342 87h-188c-13 0-25 1-36 3s-20 5-28 10-14 11-18 19c-4 7-7 17-7 28 0 10 3 20 7 28 5 9 12 16 20 23 9 6 19 11 31 14s25 5 39 5h180v87h-260c-7 0-15 0-23 0-7 0-14 1-21 1s-14 1-19 1c-6 0-10 0-12 1v-83c2-1 6-1 12-2 5 0 11-1 18-1 6 0 13-1 20-1 6 0 12 0 16 0v-2c-25-11-44-26-56-44-11-18-17-39-17-64 0-20 3-37 10-51s16-25 27-34c12-9 26-15 41-19 16-4 33-6 51-6h213z">
            <text:p/>
          </draw:path>
          <draw:path draw:style-name="gr4" draw:text-style-name="P4" draw:layer="measurelines" svg:width="0.347cm" svg:height="0.306cm" svg:x="1.375cm" svg:y="18.011cm" svg:viewBox="0 0 348 307" svg:d="M348 150c0 24-4 46-11 65s-18 36-32 49c-15 14-33 25-55 32s-48 11-78 11c-32 0-59-5-80-13-22-9-40-20-54-35-13-15-23-31-29-50s-9-39-9-60c0-27 5-50 14-68 9-19 22-34 38-46 17-12 37-21 60-27 23-5 48-8 76-8h3v215c14 0 27-1 39-4 12-2 22-6 31-12 9-5 16-12 21-21s8-20 8-33c0-15-4-27-10-37-7-10-17-17-30-21l7-82c9 4 19 9 30 16 11 6 21 15 30 26 9 12 16 26 22 42 6 17 9 37 9 61zM55 150c0 9 1 17 4 25 3 7 8 14 15 20 6 6 15 10 25 14 10 3 23 5 37 6v-131c-27 2-47 9-61 20-13 11-20 27-20 46z">
            <text:p/>
          </draw:path>
        </draw:g>
        <draw:g>
          <draw:path draw:style-name="gr5" draw:text-style-name="P5" draw:layer="measurelines" svg:width="0.449cm" svg:height="0.44cm" svg:x="1.273cm" svg:y="25.216cm" svg:viewBox="0 0 450 441" svg:d="M223 0c34 0 65 5 93 15s52 25 72 44 35 42 46 70c11 27 16 58 16 92 0 37-6 69-17 96-11 28-27 51-47 69s-44 32-72 41c-28 10-58 14-91 14-34 0-65-5-92-14-28-10-51-24-71-43-19-18-34-41-44-69-11-27-16-59-16-94 0-36 5-67 16-95 10-27 25-50 45-69 19-18 43-33 70-42 28-10 58-15 92-15zM223 93c-23 0-44 3-62 9-19 5-34 13-48 24-13 11-23 24-30 40s-11 34-11 55 4 40 11 56 17 29 30 40c14 11 29 19 48 24 18 5 39 8 62 8s44-3 63-8c19-6 35-14 49-24 13-11 24-24 32-40 7-16 11-35 11-56 0-22-4-41-12-57-7-16-18-30-32-40-14-11-30-18-49-23s-40-8-62-8z">
            <text:p/>
          </draw:path>
          <draw:path draw:style-name="gr5" draw:text-style-name="P5" draw:layer="measurelines" svg:width="0.341cm" svg:height="0.306cm" svg:x="1.381cm" svg:y="24.842cm" svg:viewBox="0 0 342 307" svg:d="M0 220h188c13 0 25-1 36-4 11-2 20-5 28-10s14-11 18-18c5-8 7-17 7-28s-2-20-7-29c-5-8-11-16-20-22s-19-11-31-14c-12-4-25-5-39-5h-180v-88h261c7 0 14 0 22 0s15 0 22 0c7-1 13-1 19-1 5-1 9-1 12-1v83c-3 0-7 1-12 1-6 1-12 1-18 1-7 1-14 1-20 1-7 1-12 1-17 1v1c26 12 44 27 56 45 11 17 17 39 17 63 0 20-3 37-10 51s-16 26-27 35c-12 8-25 15-41 19s-33 6-51 6h-213z">
            <text:p/>
          </draw:path>
          <draw:path draw:style-name="gr5" draw:text-style-name="P5" draw:layer="measurelines" svg:width="0.42cm" svg:height="0.195cm" svg:x="1.302cm" svg:y="24.594cm" svg:viewBox="0 0 421 196" svg:d="M421 73c-1 26-7 46-21 60s-36 20-64 20h-198v43h-59v-47l-79-27v-55h79v-63h59v63h174c17 0 29-3 37-9 7-6 11-16 11-29 0-5 0-10-1-14-1-5-2-10-3-15h54c3 11 6 22 8 34s2 25 3 39z">
            <text:p/>
          </draw:path>
          <draw:path draw:style-name="gr5" draw:text-style-name="P5" draw:layer="measurelines" svg:width="0.474cm" svg:height="0.319cm" svg:x="1.374cm" svg:y="24.225cm" svg:viewBox="0 0 475 320" svg:d="M174 0c25 0 48 3 70 8s40 12 56 23c15 11 27 24 36 40s13 36 13 58c0 10-1 19-3 29s-5 19-10 28-11 17-18 25c-8 8-17 14-28 19v2c1 0 3 0 7 0 5-1 9-1 15-1 5 0 11 0 17 0 6-1 12-1 17-1h129v88h-390c-18 0-33 0-46 0-14 1-24 1-32 2v-85c2 0 5-1 9-1 4-1 9-1 14-1 5-1 11-1 17-1 5 0 10 0 15 0v-2c-22-10-38-25-48-43-9-18-14-40-14-64 0-21 4-40 13-55 9-16 21-28 36-38s34-18 55-23 44-7 70-7zM174 91c-39 0-67 6-86 17-18 12-27 29-27 52 0 9 1 17 5 26 4 8 10 16 19 23 8 7 20 12 35 16 15 5 33 7 56 7 22 0 40-2 55-7 14-4 26-9 35-16 8-7 15-14 18-23 4-8 6-17 6-25 0-12-3-21-7-30s-11-16-21-22c-9-6-21-10-36-13-15-4-32-5-52-5z">
            <text:p/>
          </draw:path>
          <draw:path draw:style-name="gr5" draw:text-style-name="P5" draw:layer="measurelines" svg:width="0.341cm" svg:height="0.306cm" svg:x="1.381cm" svg:y="23.851cm" svg:viewBox="0 0 342 307" svg:d="M0 220h188c13 0 25-1 36-4 11-2 20-5 28-10s14-11 18-18c5-8 7-17 7-28s-2-20-7-29c-5-8-11-16-20-22s-19-11-31-14c-12-4-25-5-39-5h-180v-88h261c7 0 14 0 22 0s15 0 22 0c7-1 13-1 19-1 5-1 9-1 12-1v83c-3 0-7 1-12 1-6 1-12 1-18 1-7 1-14 1-20 1-7 1-12 1-17 1v1c26 12 44 27 56 45 11 17 17 39 17 63 0 20-3 37-10 51s-16 26-27 35c-12 8-25 15-41 19s-33 6-51 6h-213z">
            <text:p/>
          </draw:path>
          <draw:path draw:style-name="gr5" draw:text-style-name="P5" draw:layer="measurelines" svg:width="0.42cm" svg:height="0.195cm" svg:x="1.302cm" svg:y="23.604cm" svg:viewBox="0 0 421 196" svg:d="M421 73c-1 26-7 46-21 60s-36 20-64 20h-198v43h-59v-47l-79-27v-55h79v-63h59v63h174c17 0 29-3 37-9 7-6 11-16 11-29 0-5 0-10-1-14-1-5-2-10-3-15h54c3 11 6 22 8 34s2 25 3 39z">
            <text:p/>
          </draw:path>
        </draw:g>
        <draw:custom-shape draw:style-name="gr6" draw:text-style-name="P7" draw:layer="measurelines" svg:width="5.588cm" svg:height="4.572cm" svg:x="2.667cm" svg:y="1.016cm">
          <text:p text:style-name="P6"><text:span text:style-name="T1">*.ipc</text:span></text:p>
          <text:p text:style-name="P6">Program</text:p>
          <text:p text:style-name="P6">Configu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measurelines" svg:width="5.588cm" svg:height="4.572cm" svg:x="8.826cm" svg:y="1.016cm">
          <text:p text:style-name="P6"><text:span text:style-name="T1">*.idc</text:span></text:p>
          <text:p text:style-name="P6">Data</text:p>
          <text:p text:style-name="P6">Configuration</text:p>
          <draw:enhanced-geometry svg:viewBox="0 0 21600 21600" draw:type="rectangle" draw:enhanced-path="M 0 0 L 21600 0 21600 21600 0 21600 0 0 Z N"/>
        </draw:custom-shape>
        <draw:custom-shape draw:style-name="gr7" draw:text-style-name="P8" draw:layer="measurelines" svg:width="5.588cm" svg:height="7.62cm" svg:x="14.961cm" svg:y="2.032cm">
          <text:p text:style-name="P6"><text:span text:style-name="T1">*.iif</text:span></text:p>
          <text:p text:style-name="P6">Include</text:p>
          <text:p text:style-name="P6">Files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measurelines" svg:width="5.588cm" svg:height="4.572cm" svg:x="2.667cm" svg:y="6.096cm">
          <text:p text:style-name="P9"><text:span text:style-name="T1">*.xml</text:span></text:p>
          <text:p text:style-name="P9">Content</text:p>
          <text:p text:style-name="P9">&amp;</text:p>
          <text:p text:style-name="P9">Layout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measurelines" svg:width="5.588cm" svg:height="4.572cm" svg:x="8.826cm" svg:y="6.096cm">
          <text:p text:style-name="P6"><text:span text:style-name="T1">*.docx</text:span></text:p>
          <text:p text:style-name="P6">Styles</text:p>
          <text:p text:style-name="P6">&amp;</text:p>
          <text:p text:style-name="P6">Formatting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measurelines" svg:width="4.115cm" svg:height="4.572cm" svg:x="2.667cm" svg:y="11.684cm">
          <text:p text:style-name="P6">Images,</text:p>
          <text:p text:style-name="P6">Charts &amp;</text:p>
          <text:p text:style-name="P6">PDFs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measurelines" svg:width="4.115cm" svg:height="4.572cm" svg:x="7.264cm" svg:y="11.684cm">
          <text:p text:style-name="P6">Tables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measurelines" svg:width="4.115cm" svg:height="4.572cm" svg:x="11.862cm" svg:y="11.684cm">
          <text:p text:style-name="P6">LaTeX</text:p>
          <text:p text:style-name="P6">&amp;</text:p>
          <text:p text:style-name="P6">MathML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measurelines" svg:width="4.115cm" svg:height="4.572cm" svg:x="16.459cm" svg:y="11.684cm">
          <text:p text:style-name="P6">Dynamic</text:p>
          <text:p text:style-name="P6">Text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measurelines" svg:width="17.907cm" svg:height="4.572cm" svg:x="2.667cm" svg:y="16.764cm">
          <text:p text:style-name="P6">Imprint Processing Core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measurelines" svg:width="4.115cm" svg:height="4.572cm" svg:x="2.667cm" svg:y="22.352cm">
          <text:p text:style-name="P6"><text:span text:style-name="T1">*.docx</text:span></text:p>
          <text:p text:style-name="P6">Document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measurelines" svg:width="4.115cm" svg:height="4.572cm" svg:x="7.264cm" svg:y="22.352cm">
          <text:p text:style-name="P6"><text:span text:style-name="T1">*.jpg, *.png</text:span></text:p>
          <text:p text:style-name="P6">Images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measurelines" svg:width="4.115cm" svg:height="4.572cm" svg:x="11.862cm" svg:y="22.352cm">
          <text:p text:style-name="P6"><text:span text:style-name="T1">*.txt, *.csv</text:span></text:p>
          <text:p text:style-name="P6">Text</text:p>
          <text:p text:style-name="P6">Snippets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measurelines" svg:width="4.115cm" svg:height="4.572cm" svg:x="16.459cm" svg:y="22.352cm">
          <text:p text:style-name="P6"><text:span text:style-name="T1">*.log</text:span></text:p>
          <text:p text:style-name="P6">Operational</text:p>
          <text:p text:style-name="P6">Log File</text:p>
          <draw:enhanced-geometry svg:viewBox="0 0 21600 21600" draw:type="rectangle" draw:enhanced-path="M 0 0 L 21600 0 21600 21600 0 21600 0 0 Z N"/>
        </draw:custom-shape>
        <draw:line draw:style-name="gr12" draw:text-style-name="P15" draw:layer="measurelines" svg:x1="1.016cm" svg:y1="21.844cm" svg:x2="20.574cm" svg:y2="21.844cm">
          <text:p/>
        </draw:line>
        <draw:line draw:style-name="gr12" draw:text-style-name="P15" draw:layer="measurelines" svg:x1="1.016cm" svg:y1="11.176cm" svg:x2="20.574cm" svg:y2="11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200%" draw:distance="2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1.016cm" fo:margin-right="1.01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2$Linux_X86_64 LibreOffice_project/00$Build-2</meta:generator>
    <dc:date>2019-03-23T06:42:00.022949066</dc:date>
    <meta:editing-duration>PT6M47S</meta:editing-duration>
    <meta:editing-cycles>1</meta:editing-cycles>
    <meta:document-statistic meta:object-count="67"/>
  </office:meta>
</office:document-meta>
</file>